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style:border-line-width-bottom="0.088cm 0.035cm 0.035cm" fo:padding="0.074cm" fo:border-left="none" fo:border-right="none" fo:border-top="none" fo:border-bottom="0.158cm double #000000" style:join-border="false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text-align="center" style:justify-single-word="false"/>
      <style:text-properties fo:color="#6666ff"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>
        <style:tab-stops>
          <style:tab-stop style:position="11.43cm"/>
        </style:tab-stops>
      </style:paragraph-properties>
      <style:text-properties fo:color="#6666ff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 style:list-style-name="L3">
      <style:paragraph-properties fo:text-align="center" style:justify-single-word="false">
        <style:tab-stops>
          <style:tab-stop style:position="11.43cm"/>
        </style:tab-stops>
      </style:paragraph-properties>
      <style:text-properties fo:color="#6666ff" fo:font-size="14pt" fo:font-style="italic" style:font-size-asian="14pt" style:font-style-asian="italic" style:font-size-complex="14pt" style:font-style-complex="italic"/>
    </style:style>
    <style:style style:name="P9" style:family="paragraph" style:parent-style-name="Standard" style:list-style-name="L5">
      <style:paragraph-properties fo:text-align="center" style:justify-single-word="false">
        <style:tab-stops>
          <style:tab-stop style:position="11.43cm"/>
        </style:tab-stops>
      </style:paragraph-properties>
      <style:text-properties fo:color="#6666ff" fo:font-size="14pt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 style:list-style-name="L2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 style:list-style-name="L4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 style:list-style-name="L6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 style:list-style-name="L7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VIVAIO FELICE – PROJECT WORK</text:p>
      <text:p text:style-name="P1"/>
      <text:list xml:id="list1446111321698113733" text:style-name="L1">
        <text:list-item>
          <text:p text:style-name="P6">COS'E' UN'AUTO -</text:p>
        </text:list-item>
      </text:list>
      <text:p text:style-name="P2"/>
      <text:list xml:id="list5350799143261613691" text:style-name="L2">
        <text:list-item>
          <text:p text:style-name="P11">marca </text:p>
        </text:list-item>
        <text:list-item>
          <text:p text:style-name="P11">modello</text:p>
        </text:list-item>
        <text:list-item>
          <text:p text:style-name="P11">TARGA •</text:p>
        </text:list-item>
        <text:list-item>
          <text:p text:style-name="P11">lv serbatoio</text:p>
        </text:list-item>
        <text:list-item>
          <text:p text:style-name="P11">capienza carichi</text:p>
        </text:list-item>
        <text:list-item>
          <text:p text:style-name="P11">classe di consumo (carburante – euro X)</text:p>
        </text:list-item>
        <text:list-item>
          <text:p text:style-name="P11">ultima manutenzione</text:p>
        </text:list-item>
        <text:list-item>
          <text:p text:style-name="P11">kmtraggio</text:p>
        </text:list-item>
        <text:list-item>
          <text:p text:style-name="P11">(eventuale carico presente)</text:p>
        </text:list-item>
        <text:list-item>
          <text:p text:style-name="P11">sede</text:p>
        </text:list-item>
        <text:list-item>
          <text:p text:style-name="P11">data assicurazione</text:p>
        </text:list-item>
        <text:list-item>
          <text:p text:style-name="P11">bollo</text:p>
        </text:list-item>
        <text:list-item>
          <text:p text:style-name="P11">attrezzatura disponibile</text:p>
        </text:list-item>
      </text:list>
      <text:p text:style-name="P3"/>
      <text:list xml:id="list8131466713438493162" text:style-name="L3">
        <text:list-item>
          <text:p text:style-name="P8">DIPENDENTE -</text:p>
        </text:list-item>
      </text:list>
      <text:p text:style-name="P7"/>
      <text:list xml:id="list120852983758936528" text:style-name="L4">
        <text:list-item>
          <text:p text:style-name="P12">nome</text:p>
        </text:list-item>
        <text:list-item>
          <text:p text:style-name="P12">cognome</text:p>
        </text:list-item>
        <text:list-item>
          <text:p text:style-name="P12">codice fiscale <text:s/>•</text:p>
        </text:list-item>
        <text:list-item>
          <text:p text:style-name="P12">data di nascita</text:p>
        </text:list-item>
        <text:list-item>
          <text:p text:style-name="P12">residenza</text:p>
        </text:list-item>
        <text:list-item>
          <text:p text:style-name="P12">id aziendale •</text:p>
        </text:list-item>
        <text:list-item>
          <text:p text:style-name="P12">reparto</text:p>
        </text:list-item>
        <text:list-item>
          <text:p text:style-name="P12">mansione</text:p>
        </text:list-item>
        <text:list-item>
          <text:p text:style-name="P12">sede</text:p>
        </text:list-item>
        <text:list-item>
          <text:p text:style-name="P12">possesso patente</text:p>
        </text:list-item>
        <text:list-item>
          <text:p text:style-name="P12">userid (forse id aziendale)</text:p>
        </text:list-item>
        <text:list-item>
          <text:p text:style-name="P12">password</text:p>
        </text:list-item>
      </text:list>
      <text:list xml:id="list6601952028177089712" text:style-name="L5">
        <text:list-item>
          <text:p text:style-name="P9">UTILIZZO -</text:p>
        </text:list-item>
      </text:list>
      <text:p text:style-name="P7"/>
      <text:list xml:id="list7234726733858037542" text:style-name="L6">
        <text:list-item>
          <text:p text:style-name="P13">disponibilità</text:p>
        </text:list-item>
        <text:list-item>
          <text:p text:style-name="P13">sede </text:p>
        </text:list-item>
        <text:list-item>
          <text:p text:style-name="P13">km pre uso</text:p>
        </text:list-item>
        <text:list-item>
          <text:p text:style-name="P13">km post uso</text:p>
        </text:list-item>
        <text:list-item>
          <text:p text:style-name="P13">id dipendente che l'ha prenotata</text:p>
        </text:list-item>
        <text:list-item>
          <text:p text:style-name="P13">destinazione</text:p>
        </text:list-item>
        <text:list-item>
          <text:p text:style-name="P13">carico</text:p>
        </text:list-item>
        <text:list-item>
          <text:p text:style-name="P13">motivo</text:p>
        </text:list-item>
        <text:list-item>
          <text:p text:style-name="P13">data utilizzo</text:p>
        </text:list-item>
        <text:list-item>
          <text:p text:style-name="P13">inizio utilizzo</text:p>
        </text:list-item>
        <text:list-item>
          <text:p text:style-name="P13">fine utilizzo</text:p>
        </text:list-item>
        <text:list-item>
          <text:p text:style-name="P13">spese di viaggio</text:p>
        </text:list-item>
        <text:list-item>
          <text:p text:style-name="P13"><text:soft-page-break/>multe</text:p>
        </text:list-item>
        <text:list-item>
          <text:p text:style-name="P13">incidenti</text:p>
        </text:list-item>
        <text:list-item>
          <text:p text:style-name="P13">rifornimenti (spesa)</text:p>
        </text:list-item>
      </text:list>
      <text:p text:style-name="P3"/>
      <text:p text:style-name="P3"/>
      <text:p text:style-name="P3"/>
      <text:list xml:id="list30608546" text:continue-list="list8131466713438493162" text:style-name="L3">
        <text:list-item>
          <text:p text:style-name="P8">MANUTENZIONE -</text:p>
        </text:list-item>
      </text:list>
      <text:p text:style-name="P7"/>
      <text:list xml:id="list1684880273195447292" text:style-name="L7">
        <text:list-item>
          <text:p text:style-name="P14">id manutenzione <text:s/>•</text:p>
        </text:list-item>
        <text:list-item>
          <text:p text:style-name="P14">tipo di guasto</text:p>
        </text:list-item>
        <text:list-item>
          <text:p text:style-name="P14">data </text:p>
        </text:list-item>
        <text:list-item>
          <text:p text:style-name="P14">durata manutenzione</text:p>
        </text:list-item>
        <text:list-item>
          <text:p text:style-name="P14">lavoro effettuato</text:p>
        </text:list-item>
        <text:list-item>
          <text:p text:style-name="P14">manutentore</text:p>
        </text:list-item>
        <text:list-item>
          <text:p text:style-name="P14">spesa manutenzione</text:p>
        </text:list-item>
        <text:list-item>
          <text:p text:style-name="P14">man. Ordinaria date</text:p>
        </text:list-item>
        <text:list-item>
          <text:p text:style-name="P14">km tagliando</text:p>
        </text:list-item>
        <text:list-item>
          <text:p text:style-name="P14">scadenza bollo e assicurazion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Ramponi</meta:initial-creator>
    <meta:creation-date>2020-01-28T08:55:52.69</meta:creation-date>
    <dc:date>2020-01-28T10:38:38.87</dc:date>
    <dc:creator>Alberto Ramponi</dc:creator>
    <meta:editing-duration>PT1H33M54S</meta:editing-duration>
    <meta:editing-cycles>12</meta:editing-cycles>
    <meta:generator>OpenOffice/4.1.7$Win32 OpenOffice.org_project/417m1$Build-9800</meta:generator>
    <meta:document-statistic meta:table-count="0" meta:image-count="0" meta:object-count="0" meta:page-count="2" meta:paragraph-count="55" meta:word-count="169" meta:character-count="812"/>
  </office:meta>
</office:document-meta>
</file>